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a581" officeooo:paragraph-rsid="0012a581"/>
    </style:style>
    <style:style style:name="P2" style:family="paragraph" style:parent-style-name="Standard">
      <style:text-properties officeooo:paragraph-rsid="0012a581"/>
    </style:style>
    <style:style style:name="P3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12a581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tal retrieval time: 371.045 s</text:p>
      <text:p text:style-name="Standard"/>
      <text:p text:style-name="Standard">#####################</text:p>
      <text:p text:style-name="Standard">MRR @10: 0.3104752234828942</text:p>
      <text:p text:style-name="P3">QueriesRanked: 6648</text:p>
      <text:p text:style-name="Standard"/>
      <text:p text:style-name="P4">MRR@1000: 0.3203503792184286</text:p>
      <text:p text:style-name="P4"/>
      <text:p text:style-name="P4">Average nDCG@10 for 6648 queries: 0.36504981770986045</text:p>
      <text:p text:style-name="P7"/>
      <text:p text:style-name="P8">0.3104752234828942</text:p>
      <text:p text:style-name="P4">0.23901925391095066</text:p>
      <text:p text:style-name="P6"/>
      <text:p text:style-name="P5"/>
      <text:p text:style-name="Standard"/>
      <text:p text:style-name="Standard">Total 57,638 documents indexed in 00:00:14</text:p>
      <text:p text:style-name="Standard">Total retrieval time: 349.041 s</text:p>
      <text:p text:style-name="Standard"/>
      <text:p text:style-name="Standard">MRR @10: 0.3092924474242155</text:p>
      <text:p text:style-name="Standard">QueriesRanked: 6648</text:p>
      <text:p text:style-name="Standard"/>
      <text:p text:style-name="P4">Average nDCG@10 for 6648 queries: 0.3638862156147449</text:p>
      <text:p text:style-name="P7"/>
      <text:p text:style-name="P8"><text:span text:style-name="T1">MRR <text:tab/></text:span>0.3092924474242155</text:p>
      <text:p text:style-name="P2"><text:span text:style-name="T1">Precision: </text:span><text:span text:style-name="T2">0.237815884476534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57:25.813713760</meta:creation-date>
    <dc:date>2020-01-23T13:03:56.669409035</dc:date>
    <meta:editing-duration>PT3H8M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7" meta:character-count="439" meta:non-whitespace-character-count="406"/>
  </office:meta>
</office:document-meta>
</file>